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559e" officeooo:paragraph-rsid="0000559e"/>
    </style:style>
    <style:style style:name="P2" style:family="paragraph" style:parent-style-name="Standard">
      <style:paragraph-properties fo:text-align="start" style:justify-single-word="false"/>
      <style:text-properties officeooo:rsid="0000559e" officeooo:paragraph-rsid="0000559e"/>
    </style:style>
    <style:style style:name="P3" style:family="paragraph" style:parent-style-name="Standard">
      <style:paragraph-properties fo:text-align="start" style:justify-single-word="false">
        <style:tab-stops>
          <style:tab-stop style:position="1.6252in"/>
        </style:tab-stops>
      </style:paragraph-properties>
      <style:text-properties officeooo:rsid="0000559e" officeooo:paragraph-rsid="0000559e"/>
    </style:style>
    <style:style style:name="P4" style:family="paragraph" style:parent-style-name="Standard" style:list-style-name="L2">
      <style:paragraph-properties fo:text-align="start" style:justify-single-word="false">
        <style:tab-stops>
          <style:tab-stop style:position="1.6252in"/>
        </style:tab-stops>
      </style:paragraph-properties>
      <style:text-properties officeooo:rsid="0000559e" officeooo:paragraph-rsid="0000559e"/>
    </style:style>
    <style:style style:name="P5" style:family="paragraph" style:parent-style-name="Standard">
      <style:paragraph-properties fo:text-align="justify" style:justify-single-word="false">
        <style:tab-stops>
          <style:tab-stop style:position="1.6252in"/>
        </style:tab-stops>
      </style:paragraph-properties>
      <style:text-properties officeooo:rsid="0000559e" officeooo:paragraph-rsid="0000559e"/>
    </style:style>
    <style:style style:name="P6" style:family="paragraph" style:parent-style-name="Standard">
      <style:paragraph-properties fo:text-align="justify" style:justify-single-word="false">
        <style:tab-stops>
          <style:tab-stop style:position="1.6252in"/>
        </style:tab-stops>
      </style:paragraph-properties>
      <style:text-properties officeooo:paragraph-rsid="000135c8"/>
    </style:style>
    <style:style style:name="P7" style:family="paragraph" style:parent-style-name="Standard">
      <style:paragraph-properties fo:text-align="justify" style:justify-single-word="false">
        <style:tab-stops>
          <style:tab-stop style:position="1.6252in"/>
        </style:tab-stops>
      </style:paragraph-properties>
      <style:text-properties officeooo:rsid="000135c8" officeooo:paragraph-rsid="0000559e"/>
    </style:style>
    <style:style style:name="P8" style:family="paragraph" style:parent-style-name="Standard">
      <style:paragraph-properties fo:text-align="justify" style:justify-single-word="false">
        <style:tab-stops>
          <style:tab-stop style:position="1.6252in"/>
        </style:tab-stops>
      </style:paragraph-properties>
      <style:text-properties officeooo:rsid="000135c8" officeooo:paragraph-rsid="000135c8"/>
    </style:style>
    <style:style style:name="P9" style:family="paragraph" style:parent-style-name="Standard">
      <style:paragraph-properties fo:text-align="justify" style:justify-single-word="false">
        <style:tab-stops>
          <style:tab-stop style:position="1.6252in"/>
        </style:tab-stops>
      </style:paragraph-properties>
      <style:text-properties officeooo:rsid="000135c8" officeooo:paragraph-rsid="00029367"/>
    </style:style>
    <style:style style:name="P10" style:family="paragraph" style:parent-style-name="Standard">
      <style:text-properties style:font-name="monospace" fo:font-size="9.75pt"/>
    </style:style>
    <style:style style:name="P11" style:family="paragraph" style:parent-style-name="Standard">
      <style:text-properties style:font-name="Liberation Serif" fo:font-size="13.5pt" officeooo:rsid="000135c8"/>
    </style:style>
    <style:style style:name="P12" style:family="paragraph" style:parent-style-name="Standard">
      <style:paragraph-properties fo:text-align="justify" style:justify-single-word="false">
        <style:tab-stops>
          <style:tab-stop style:position="1.6252in"/>
        </style:tab-stops>
      </style:paragraph-properties>
      <style:text-properties style:font-name="Liberation Serif" fo:font-size="12pt" officeooo:rsid="000135c8" officeooo:paragraph-rsid="00029367" style:font-size-asian="12pt" style:font-size-complex="12pt"/>
    </style:style>
    <style:style style:name="P13" style:family="paragraph" style:parent-style-name="Standard">
      <style:text-properties style:font-name="Liberation Serif" fo:font-size="12pt" officeooo:rsid="000135c8" officeooo:paragraph-rsid="00029367" style:font-size-asian="12pt" style:font-size-complex="12pt"/>
    </style:style>
    <style:style style:name="T1" style:family="text">
      <style:text-properties officeooo:rsid="000135c8"/>
    </style:style>
    <style:style style:name="T2" style:family="text">
      <style:text-properties style:font-name="sans-serif" fo:font-size="19.5pt"/>
    </style:style>
    <style:style style:name="T3" style:family="text">
      <style:text-properties style:font-name="sans-serif" fo:font-size="19.5pt" officeooo:rsid="000135c8"/>
    </style:style>
    <style:style style:name="T4" style:family="text">
      <style:text-properties style:font-name="sans-serif" fo:font-size="19.5pt" officeooo:rsid="00029367"/>
    </style:style>
    <style:style style:name="T5" style:family="text">
      <style:text-properties style:font-name="sans-serif" fo:font-size="13.5pt"/>
    </style:style>
    <style:style style:name="T6" style:family="text">
      <style:text-properties style:font-name="sans-serif" fo:font-size="13.5pt" officeooo:rsid="000135c8"/>
    </style:style>
    <style:style style:name="T7" style:family="text">
      <style:text-properties style:font-name="sans-serif" fo:font-size="12pt"/>
    </style:style>
    <style:style style:name="T8" style:family="text">
      <style:text-properties style:font-name="sans-serif" fo:font-size="12pt" officeooo:rsid="00029367"/>
    </style:style>
    <style:style style:name="T9" style:family="text">
      <style:text-properties style:font-name="monospace" fo:font-size="9.75pt" officeooo:rsid="000135c8"/>
    </style:style>
    <style:style style:name="T10" style:family="text">
      <style:text-properties officeooo:rsid="00029367"/>
    </style:style>
    <style:style style:name="T11" style:family="text">
      <style:text-properties fo:font-size="19.5pt"/>
    </style:style>
    <style:style style:name="T12" style:family="text">
      <style:text-properties style:font-name="Liberation Mono" fo:font-size="19.5pt"/>
    </style:style>
    <style:style style:name="T13" style:family="text">
      <style:text-properties style:font-name="Liberation Mono" fo:font-size="13.5pt" officeooo:rsid="000135c8"/>
    </style:style>
    <style:style style:name="T14" style:family="text">
      <style:text-properties style:font-name="Liberation Serif" fo:font-size="13.5pt" officeooo:rsid="000135c8"/>
    </style:style>
    <style:style style:name="T15" style:family="text">
      <style:text-properties style:font-name="Liberation Serif" fo:font-size="9.75pt" officeooo:rsid="000135c8"/>
    </style:style>
    <style:style style:name="T16" style:family="text">
      <style:text-properties style:font-name="Liberation Serif" fo:font-size="19.5pt"/>
    </style:style>
    <style:style style:name="T17" style:family="text">
      <style:text-properties style:font-name="Liberation Serif" fo:font-size="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0135c8" style:font-size-asian="12pt" style:font-size-complex="12pt"/>
    </style:style>
    <style:style style:name="T20" style:family="text">
      <style:text-properties fo:font-size="13.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RESEARCH PAPERS</text:p>
      <text:p text:style-name="P2"/>
      <text:list xml:id="list4077145731617246501" text:style-name="L2">
        <text:list-item>
          <text:p text:style-name="P4"/>
          <text:p text:style-name="P4"><text:s text:c="25"/>3D Mapping with an RGB-D Camera</text:p>
          <text:p text:style-name="P4">Felix Endres, Jürgen Hess, Jürgen Sturm, Daniel Cremers, Wolfram Burgard</text:p>
        </text:list-item>
      </text:list>
      <text:p text:style-name="P3"><text:s text:c="6"/></text:p>
      <text:p text:style-name="P5">In this paper, a 3D SLAM system for RGB-D sensors such as the Microsoft Kinect is presented. The approach <text:s/>uses two input images one RGB image and other is depth image. From color image geometric relationship between the landmarks and the bot position is extracted using techniques of SIFT and SURF and depth image is used to localize them in 3D. RANSAC is used to estimate the transformations between associated key points and optimize the pose graph using non-linear optimization. Beam based environment i.e EMM (environment measurement model) is used for reliable estimation that allows to evaluate the quality of a frame-to-frame estimate. There are limitations for this technique in large mam made environment because of similarity of obstacles. </text:p>
      <text:p text:style-name="P5"/>
      <text:p text:style-name="P7"/>
      <text:p text:style-name="P8">2. <text:s text:c="26"/>Large-Scale Direct SLAM with Stereo Cameras</text:p>
      <text:p text:style-name="P8"><text:s text:c="32"/>Jakob Engel, J ̈org St ̈uckler, Daniel Cremers</text:p>
      <text:p text:style-name="P8"/>
      <text:p text:style-name="P8">A <text:s/>direct approach to SLAM with stereo cameras is presented in this paper. This method propose a </text:p>
      <text:p text:style-name="P8">fixed-baseline stereo as well as temporal, variable-baseline stereo cues. Static image provide accurate depth within stereo range and temporal image depth is estimated that correspond to the translational motion between frames. This method aligns images using photometric and geometric residuals at a semi-dense set of pixels. Pixels are chosen where there is sufficient information for static or temporal stereo estimation. In future this technique is considered to be applied in multi camera setups and GPS systems.</text:p>
      <text:p text:style-name="P8"/>
      <text:p text:style-name="P6"><text:span text:style-name="T1">3. <text:s text:c="32"/></text:span>An Evaluation of the RGB-D SLAM System</text:p>
      <text:p text:style-name="P6"><text:span text:style-name="T3"><text:s text:c="16"/></text:span><text:span text:style-name="T19">Felix Endres1 <text:s text:c="2"/>Nikolas Engelha <text:s text:c="4"/>Daniel Cremers</text:span></text:p>
      <text:p text:style-name="P13"><text:s text:c="32"/>Jürgen Hessrd <text:s text:c="3"/>Jürgen Sturm <text:s text:c="9"/>Wolfram Burgard</text:p>
      <text:p text:style-name="P11"><text:span text:style-name="T20"/></text:p>
      <text:p text:style-name="P10"/>
      <text:p text:style-name="P9"><text:span text:style-name="T18">In this paper the visual key points are exctracted from color image and uses depth image to localize <text:s/>them in 3D</text:span><text:span text:style-name="T2">.</text:span><text:span text:style-name="T17">R</text:span><text:span text:style-name="T18">ANSAC is used to estimate the transformations between RGBD frames and pose graoh is optimized. A volumetric 3D map of the environment is generated that can be used for robot localization, navigation , mapping and path planning.</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21:56:52.528072684</meta:creation-date>
    <dc:date>2016-10-19T00:01:33.036441681</dc:date>
    <meta:editing-duration>PT4M16S</meta:editing-duration>
    <meta:editing-cycles>2</meta:editing-cycles>
    <meta:generator>LibreOffice/4.2.8.2$Linux_X86_64 LibreOffice_project/420m0$Build-2</meta:generator>
    <meta:document-statistic meta:table-count="0" meta:image-count="0" meta:object-count="0" meta:page-count="1" meta:paragraph-count="14" meta:word-count="327" meta:character-count="2253" meta:non-whitespace-character-count="1739"/>
  </office:meta>
</office:document-meta>
</file>